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ção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posta correta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éis Complementa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éis Complementare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21:15:21.872000000</meta:creation-date>
    <dc:date>2015-07-01T21:19:50.965000000</dc:date>
    <meta:editing-duration>P0D</meta:editing-duration>
    <meta:editing-cycles>1</meta:editing-cycles>
    <meta:document-statistic meta:table-count="1" meta:cell-count="112" meta:object-count="0"/>
    <meta:generator>LibreOffice/4.1.0.4$Windows_x86 LibreOffice_project/89ea49ddacd9aa532507cbf852f2bb22b1ace28</meta:generator>
  </office:meta>
</office:document-meta>
</file>